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ba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cob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30T08:20:09.95</meta:creation-date>
    <meta:editing-duration>PT41S</meta:editing-duration>
    <meta:editing-cycles>2</meta:editing-cycles>
    <dc:date>2014-06-30T08:20:41.74</dc:date>
    <meta:document-statistic meta:object-count="25"/>
    <meta:generator>OpenOffice.org/3.4.1$Win32 OpenOffice.org_project/341m1$Build-9593</meta:generator>
  </office:meta>
</office:document-meta>
</file>